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paragraph-rsid="00059dd7"/>
    </style:style>
    <style:style style:name="P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ea7e4" officeooo:paragraph-rsid="00059dd7"/>
    </style:style>
    <style:style style:name="P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fo:language="pt" fo:country="PT" officeooo:rsid="001bfddc" officeooo:paragraph-rsid="00059dd7"/>
    </style:style>
    <style:style style:name="P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style:font-name="Arial" officeooo:paragraph-rsid="00059dd7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6" style:family="paragraph" style:parent-style-name="Text_20_body">
      <style:paragraph-properties fo:margin-left="0cm" fo:margin-right="0cm" fo:text-align="start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10590" officeooo:paragraph-rsid="00059dd7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475c78" officeooo:paragraph-rsid="00059dd7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5f8cb" officeooo:paragraph-rsid="00059dd7"/>
    </style:style>
    <style:style style:name="P1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df264" officeooo:paragraph-rsid="00059dd7"/>
    </style:style>
    <style:style style:name="P1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5ce2ea" officeooo:paragraph-rsid="00059dd7"/>
    </style:style>
    <style:style style:name="P1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630e3" officeooo:paragraph-rsid="00059dd7"/>
    </style:style>
    <style:style style:name="P1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ddc" officeooo:paragraph-rsid="00059dd7"/>
    </style:style>
    <style:style style:name="P1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7c58f" officeooo:paragraph-rsid="00059dd7"/>
    </style:style>
    <style:style style:name="P1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bc0f9" officeooo:paragraph-rsid="00059dd7"/>
    </style:style>
    <style:style style:name="P1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25994" officeooo:paragraph-rsid="00059dd7"/>
    </style:style>
    <style:style style:name="P1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288a7" officeooo:paragraph-rsid="00059dd7"/>
    </style:style>
    <style:style style:name="P1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81ccd" officeooo:paragraph-rsid="00059dd7"/>
    </style:style>
    <style:style style:name="P1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92b77" officeooo:paragraph-rsid="00059dd7"/>
    </style:style>
    <style:style style:name="P20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3e583f" officeooo:paragraph-rsid="00059dd7"/>
    </style:style>
    <style:style style:name="P2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23db95" officeooo:paragraph-rsid="00059dd7"/>
    </style:style>
    <style:style style:name="P22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59dd7"/>
    </style:style>
    <style:style style:name="P23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48185" officeooo:paragraph-rsid="00059dd7"/>
    </style:style>
    <style:style style:name="P24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17788a" officeooo:paragraph-rsid="00059dd7"/>
    </style:style>
    <style:style style:name="P25" style:family="paragraph" style:parent-style-name="Text_20_body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26" style:family="paragraph" style:parent-style-name="Text_20_body">
      <style:text-properties style:font-name="Arial" officeooo:rsid="007d8cc8" officeooo:paragraph-rsid="00059dd7"/>
    </style:style>
    <style:style style:name="P27" style:family="paragraph" style:parent-style-name="Text_20_body">
      <style:text-properties style:font-name="Arial" officeooo:rsid="0079167c" officeooo:paragraph-rsid="00059dd7"/>
    </style:style>
    <style:style style:name="P28" style:family="paragraph" style:parent-style-name="Text_20_body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29" style:family="paragraph" style:parent-style-name="Heading_20_2">
      <style:text-properties style:font-name="Arial" officeooo:paragraph-rsid="00059dd7"/>
    </style:style>
    <style:style style:name="P30" style:family="paragraph" style:parent-style-name="Heading_20_2">
      <style:text-properties style:font-name="Arial" fo:font-size="16.1000003814697pt" fo:font-weight="bold" officeooo:rsid="007d8cc8" officeooo:paragraph-rsid="00059dd7" style:font-name-asian="Liberation Sans1" style:font-size-asian="16.1000003814697pt" style:font-weight-asian="bold" style:font-name-complex="Noto Sans Devanagari" style:font-size-complex="16.1000003814697pt" style:font-weight-complex="bold"/>
    </style:style>
    <style:style style:name="P31" style:family="paragraph" style:parent-style-name="Heading_20_1">
      <style:text-properties style:font-name="Arial" officeooo:paragraph-rsid="00059dd7"/>
    </style:style>
    <style:style style:name="P32" style:family="paragraph" style:parent-style-name="Heading_20_1">
      <style:text-properties style:font-name="Arial" officeooo:paragraph-rsid="000c0079"/>
    </style:style>
    <style:style style:name="P33" style:family="paragraph" style:parent-style-name="Heading_20_1">
      <style:text-properties style:font-name="Arial" officeooo:rsid="0079167c" officeooo:paragraph-rsid="00059dd7"/>
    </style:style>
    <style:style style:name="P34" style:family="paragraph" style:parent-style-name="Heading_20_1"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c0079"/>
    </style:style>
    <style:style style:name="P35" style:family="paragraph" style:parent-style-name="Heading_20_3">
      <style:text-properties style:font-name="Arial" officeooo:paragraph-rsid="00059dd7"/>
    </style:style>
    <style:style style:name="P36" style:family="paragraph" style:parent-style-name="Text_20_body">
      <style:text-properties style:font-name="Arial" officeooo:paragraph-rsid="00059dd7"/>
    </style:style>
    <style:style style:name="P37" style:family="paragraph" style:parent-style-name="Text_20_body" style:list-style-name="L1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12a240" officeooo:paragraph-rsid="00059dd7"/>
    </style:style>
    <style:style style:name="P38" style:family="paragraph" style:parent-style-name="Text_20_body" style:list-style-name="L2">
      <style:paragraph-properties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39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officeooo:paragraph-rsid="00059dd7"/>
    </style:style>
    <style:style style:name="P40" style:family="paragraph" style:parent-style-name="Text_20_body" style:list-style-name="L1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1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2" style:family="paragraph" style:parent-style-name="Text_20_body" style:list-style-name="L2">
      <style:paragraph-properties fo:margin-top="0cm" fo:margin-bottom="0cm" loext:contextual-spacing="false" fo:text-align="justify" style:justify-single-word="false" fo:widows="1"/>
      <style:text-properties fo:font-variant="normal" fo:text-transform="none" fo:color="#222222" style:font-name="Arial" fo:font-size="12pt" fo:letter-spacing="normal" fo:language="pt" fo:country="PT" fo:font-style="normal" fo:font-weight="normal" officeooo:rsid="0043baa9" officeooo:paragraph-rsid="00059dd7"/>
    </style:style>
    <style:style style:name="P43" style:family="paragraph" style:parent-style-name="Text_20_body" style:list-style-name="L3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4" style:family="paragraph" style:parent-style-name="Text_20_body" style:list-style-name="L4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5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6" style:family="paragraph" style:parent-style-name="Text_20_body" style:list-style-name="L5">
      <style:paragraph-properties fo:margin-left="0.397cm" fo:margin-right="0cm" fo:margin-top="0cm" fo:margin-bottom="0cm" loext:contextual-spacing="false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642d10" officeooo:paragraph-rsid="00059dd7"/>
    </style:style>
    <style:style style:name="P47" style:family="paragraph" style:parent-style-name="Text_20_body" style:list-style-name="L3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8" style:family="paragraph" style:parent-style-name="Text_20_body" style:list-style-name="L4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P49" style:family="paragraph" style:parent-style-name="Text_20_body" style:list-style-name="L5">
      <style:paragraph-properties fo:margin-left="0.397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059dd7"/>
    </style:style>
    <style:style style:name="T1" style:family="text">
      <style:text-properties officeooo:rsid="0012a240"/>
    </style:style>
    <style:style style:name="T2" style:family="text">
      <style:text-properties officeooo:rsid="004e88d5"/>
    </style:style>
    <style:style style:name="T3" style:family="text">
      <style:text-properties officeooo:rsid="009b42b9"/>
    </style:style>
    <style:style style:name="T4" style:family="text">
      <style:text-properties officeooo:rsid="009cbb10"/>
    </style:style>
    <style:style style:name="T5" style:family="text">
      <style:text-properties officeooo:rsid="00394a81"/>
    </style:style>
    <style:style style:name="T6" style:family="text">
      <style:text-properties officeooo:rsid="004520e7"/>
    </style:style>
    <style:style style:name="T7" style:family="text">
      <style:text-properties officeooo:rsid="0059ab6f"/>
    </style:style>
    <style:style style:name="T8" style:family="text">
      <style:text-properties officeooo:rsid="00467e81"/>
    </style:style>
    <style:style style:name="T9" style:family="text">
      <style:text-properties officeooo:rsid="004510c8"/>
    </style:style>
    <style:style style:name="T10" style:family="text">
      <style:text-properties officeooo:rsid="0097aa3c"/>
    </style:style>
    <style:style style:name="T11" style:family="text">
      <style:text-properties officeooo:rsid="003630e3"/>
    </style:style>
    <style:style style:name="T12" style:family="text">
      <style:text-properties officeooo:rsid="006578c0"/>
    </style:style>
    <style:style style:name="T13" style:family="text">
      <style:text-properties officeooo:rsid="00414749"/>
    </style:style>
    <style:style style:name="T14" style:family="text">
      <style:text-properties officeooo:rsid="004257d4"/>
    </style:style>
    <style:style style:name="T15" style:family="text">
      <style:text-properties officeooo:rsid="008f278a"/>
    </style:style>
    <style:style style:name="T16" style:family="text">
      <style:text-properties officeooo:rsid="007a696b"/>
    </style:style>
    <style:style style:name="T17" style:family="text">
      <style:text-properties style:font-name="Arial"/>
    </style:style>
    <style:style style:name="T18" style:family="text">
      <style:text-properties style:font-name="Arial" officeooo:rsid="009cbb10"/>
    </style:style>
    <style:style style:name="T19" style:family="text">
      <style:text-properties style:font-name="Arial" officeooo:rsid="009250bc"/>
    </style:style>
    <style:style style:name="T20" style:family="text">
      <style:text-properties style:font-name="Arial" officeooo:rsid="00943ebf"/>
    </style:style>
    <style:style style:name="T21" style:family="text">
      <style:text-properties style:font-name="Arial" officeooo:rsid="001aa2ee"/>
    </style:style>
    <style:style style:name="T22" style:family="text">
      <style:text-properties style:font-name="Arial" officeooo:rsid="001943ba"/>
    </style:style>
    <style:style style:name="T23" style:family="text">
      <style:text-properties style:font-name="Arial" officeooo:rsid="003e2072"/>
    </style:style>
    <style:style style:name="T24" style:family="text">
      <style:text-properties officeooo:rsid="00625994"/>
    </style:style>
    <style:style style:name="T25" style:family="text">
      <style:text-properties officeooo:rsid="003d1aed"/>
    </style:style>
    <style:style style:name="T26" style:family="text">
      <style:text-properties officeooo:rsid="005ce2ea"/>
    </style:style>
    <style:style style:name="T27" style:family="text">
      <style:text-properties officeooo:rsid="006ad6e4"/>
    </style:style>
    <style:style style:name="T28" style:family="text">
      <style:text-properties officeooo:rsid="0050d8d9"/>
    </style:style>
    <style:style style:name="T29" style:family="text">
      <style:text-properties officeooo:rsid="008d2f86"/>
    </style:style>
    <style:style style:name="T30" style:family="text">
      <style:text-properties officeooo:rsid="002c1396"/>
    </style:style>
    <style:style style:name="T31" style:family="text">
      <style:text-properties officeooo:rsid="0033f866"/>
    </style:style>
    <style:style style:name="T32" style:family="text">
      <style:text-properties officeooo:rsid="00943ebf"/>
    </style:style>
    <style:style style:name="T33" style:family="text">
      <style:text-properties officeooo:rsid="00681ccd"/>
    </style:style>
    <style:style style:name="T34" style:family="text">
      <style:text-properties fo:font-variant="normal" fo:text-transform="none" fo:color="#222222" fo:font-size="12pt" fo:letter-spacing="normal" fo:font-style="normal" fo:font-weight="normal"/>
    </style:style>
    <style:style style:name="T35" style:family="text">
      <style:text-properties fo:font-variant="normal" fo:text-transform="none" fo:color="#222222" fo:font-size="12pt" fo:letter-spacing="normal" fo:font-style="normal" fo:font-weight="normal" officeooo:rsid="0053d9e1"/>
    </style:style>
    <style:style style:name="T36" style:family="text">
      <style:text-properties fo:font-variant="normal" fo:text-transform="none" fo:color="#222222" fo:font-size="12pt" fo:letter-spacing="normal" fo:font-style="normal" fo:font-weight="normal" officeooo:rsid="00219467"/>
    </style:style>
    <style:style style:name="T37" style:family="text">
      <style:text-properties fo:font-variant="normal" fo:text-transform="none" fo:color="#222222" fo:font-size="12pt" fo:letter-spacing="normal" fo:font-style="normal" fo:font-weight="normal" officeooo:rsid="0020b22a"/>
    </style:style>
    <style:style style:name="T38" style:family="text">
      <style:text-properties fo:font-variant="normal" fo:text-transform="none" fo:color="#222222" fo:font-size="12pt" fo:letter-spacing="normal" fo:language="pt" fo:country="PT" fo:font-style="normal" fo:font-weight="normal" officeooo:rsid="0020b22a"/>
    </style:style>
    <style:style style:name="T39" style:family="text">
      <style:text-properties fo:font-variant="normal" fo:text-transform="none" fo:color="#222222" fo:font-size="12pt" fo:letter-spacing="normal" fo:language="pt" fo:country="PT" fo:font-style="normal" fo:font-weight="normal" officeooo:rsid="0022c3b8"/>
    </style:style>
    <style:style style:name="T40" style:family="text">
      <style:text-properties fo:font-variant="normal" fo:text-transform="none" fo:color="#222222" fo:font-size="12pt" fo:letter-spacing="normal" fo:language="pt" fo:country="PT" fo:font-style="normal" fo:font-weight="normal" officeooo:rsid="0023db95"/>
    </style:style>
    <style:style style:name="T41" style:family="text">
      <style:text-properties fo:font-variant="normal" fo:text-transform="none" fo:color="#222222" style:font-name="Arial" fo:font-size="12pt" fo:letter-spacing="normal" fo:language="pt" fo:country="PT" fo:font-style="normal" fo:font-weight="normal"/>
    </style:style>
    <style:style style:name="T42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394a81"/>
    </style:style>
    <style:style style:name="T43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2642f8"/>
    </style:style>
    <style:style style:name="T44" style:family="text">
      <style:text-properties officeooo:rsid="00966f79"/>
    </style:style>
    <style:style style:name="T45" style:family="text">
      <style:text-properties officeooo:rsid="00642d10"/>
    </style:style>
    <style:style style:name="T46" style:family="text">
      <style:text-properties officeooo:rsid="007d8cc8"/>
    </style:style>
    <style:style style:name="T47" style:family="text">
      <style:text-properties officeooo:rsid="007ee605"/>
    </style:style>
    <style:style style:name="T48" style:family="text">
      <style:text-properties officeooo:rsid="00559ff7"/>
    </style:style>
    <style:style style:name="T49" style:family="text">
      <style:text-properties fo:language="pt" fo:country="PT" officeooo:rsid="00292b77"/>
    </style:style>
    <style:style style:name="T50" style:family="text">
      <style:text-properties fo:language="pt" fo:country="PT" officeooo:rsid="0075e470"/>
    </style:style>
    <style:style style:name="T51" style:family="text">
      <style:text-properties officeooo:rsid="006fe612"/>
    </style:style>
    <style:style style:name="T52" style:family="text">
      <style:text-properties officeooo:rsid="0006a1e0"/>
    </style:style>
    <style:style style:name="T5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.49cm, 0.6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bullet>
    </text:list-style>
    <text:list-style style:name="L3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Character_5f_20_5f_style" style:num-suffix="." text:bullet-char="•">
        <style:list-level-properties text:space-before="0.748cm" text:min-label-width="0.499cm"/>
      </text:list-level-style-bullet>
      <text:list-level-style-bullet text:level="2" text:style-name="Character_5f_20_5f_style" style:num-suffix="." text:bullet-char="•">
        <style:list-level-properties text:space-before="1.995cm" text:min-label-width="0.499cm"/>
      </text:list-level-style-bullet>
      <text:list-level-style-bullet text:level="3" text:style-name="Character_5f_20_5f_style" style:num-suffix="." text:bullet-char="•">
        <style:list-level-properties text:space-before="3.242cm" text:min-label-width="0.499cm"/>
      </text:list-level-style-bullet>
      <text:list-level-style-bullet text:level="4" text:style-name="Character_5f_20_5f_style" style:num-suffix="." text:bullet-char="•">
        <style:list-level-properties text:space-before="4.489cm" text:min-label-width="0.499cm"/>
      </text:list-level-style-bullet>
      <text:list-level-style-bullet text:level="5" text:style-name="Character_5f_20_5f_style" style:num-suffix="." text:bullet-char="•">
        <style:list-level-properties text:space-before="5.736cm" text:min-label-width="0.499cm"/>
      </text:list-level-style-bullet>
      <text:list-level-style-bullet text:level="6" text:style-name="Character_5f_20_5f_style" style:num-suffix="." text:bullet-char="•">
        <style:list-level-properties text:space-before="6.983cm" text:min-label-width="0.499cm"/>
      </text:list-level-style-bullet>
      <text:list-level-style-bullet text:level="7" text:style-name="Character_5f_20_5f_style" style:num-suffix="." text:bullet-char="•">
        <style:list-level-properties text:space-before="8.23cm" text:min-label-width="0.499cm"/>
      </text:list-level-style-bullet>
      <text:list-level-style-bullet text:level="8" text:style-name="Character_5f_20_5f_style" style:num-suffix="." text:bullet-char="•">
        <style:list-level-properties text:space-before="9.478cm" text:min-label-width="0.499cm"/>
      </text:list-level-style-bullet>
      <text:list-level-style-bullet text:level="9" text:style-name="Character_5f_20_5f_style" style:num-suffix="." text:bullet-char="•">
        <style:list-level-properties text:space-before="10.725cm" text:min-label-width="0.499cm"/>
      </text:list-level-style-bullet>
      <text:list-level-style-bullet text:level="10" text:style-name="Character_5f_20_5f_style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52">A</text:span>presentação</text:h>
      <text:p text:style-name="P36"><draw:frame draw:style-name="fr1" draw:name="Image2" text:anchor-type="paragraph" svg:x="0.002cm" svg:y="0.035cm" svg:width="8.602cm" svg:height="6.909cm" draw:z-index="2"><draw:image xlink:href="../estrutura.png" xlink:type="simple" xlink:show="embed" xlink:actuate="onLoad" loext:mime-type="image/png"/></draw:frame></text:p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h text:style-name="P32" text:outline-level="1">Em que consiste cada unidade</text:h>
      <text:h text:style-name="P34" text:outline-level="1">Sistema automatizado de:</text:h>
      <text:list xml:id="list3752461034" text:style-name="L1">
        <text:list-item>
          <text:p text:style-name="P39"><text:span text:style-name="T41">Cultivo, regadio, </text:span><text:span text:style-name="T42">crescimento</text:span><text:span text:style-name="T41"> </text:span><text:span text:style-name="T43">de batata doce e soja. A batata doce foi escolhida pelas suas óptimas características nutricionais, resistência a pragas e por ser o tubérculo que maior quantidade de energia produz no mesmo espaço. A soja pela sua excelente proteína bastante completa com aminoácidos essenciais ao ser humano.</text:span></text:p>
        </text:list-item>
        <text:list-item>
          <text:p text:style-name="P40">Manutenção de rega, gestão de luz <text:span text:style-name="T1">e</text:span> respiração.</text:p>
        </text:list-item>
        <text:list-item>
          <text:p text:style-name="P40">Colheita.</text:p>
        </text:list-item>
        <text:list-item>
          <text:p text:style-name="P37">Preparação de sopa de batata doce <text:span text:style-name="T2">com soja. A batata doce</text:span> co<text:span text:style-name="T6">m</text:span> <text:span text:style-name="T2">a </text:span>casca, após devidamente retirado<text:span text:style-name="T5">s</text:span> os oxalatos, que se consegue <text:span text:style-name="T6">depoi</text:span>s <text:span text:style-name="T6">de </text:span>ficarem 8 horas de molho. <text:span text:style-name="T2">A soja em grão verde...</text:span></text:p>
        </text:list-item>
      </text:list>
      <text:h text:style-name="P31" text:outline-level="1"><text:bookmark-start text:name="__RefHeading___Toc449_155589717"/>Vantagens da unidade<text:bookmark-end text:name="__RefHeading___Toc449_155589717"/></text:h>
      <text:list xml:id="list4118701799" text:style-name="L2">
        <text:list-item>
          <text:p text:style-name="P41">Invulnerável a tempestades meteorológicas <text:span text:style-name="T7">até magnitude bastante alta</text:span>.</text:p>
        </text:list-item>
        <text:list-item>
          <text:p text:style-name="P42">Anti pobreza, quem não tem como pagar tem este bem essencial.</text:p>
        </text:list-item>
        <text:list-item>
          <text:p text:style-name="P42">Anti crise económica, não é preciso dinheiro para beneficiar <text:span text:style-name="T8">d</text:span>este bem essencial, <text:span text:style-name="T7">o único custo é a produção da máquina</text:span>.</text:p>
        </text:list-item>
        <text:list-item>
          <text:p text:style-name="P41">Aproveitamento máximo de tempos de gestação (equivalente a entre 3 a 4 colheitas por ano).</text:p>
        </text:list-item>
        <text:list-item>
          <text:p text:style-name="P41">Colheitas irregulares, a colheita é individual e é feita consoante a necessidade e prontamente requerido.</text:p>
        </text:list-item>
        <text:list-item>
          <text:p text:style-name="P41">Cultivo réplica do tradicional.</text:p>
        </text:list-item>
        <text:list-item>
          <text:p text:style-name="P41">Auto-manutenção.</text:p>
        </text:list-item>
        <text:list-item>
          <text:p text:style-name="P41">Gestão <text:span text:style-name="T3">optimizada</text:span> para maximizar a produção.</text:p>
        </text:list-item>
        <text:list-item>
          <text:p text:style-name="P41"><text:span text:style-name="T3">Directo</text:span> ao consumidor.</text:p>
        </text:list-item>
        <text:list-item>
          <text:p text:style-name="P38">Logística zero, <text:span text:style-name="T9">é tudo feito no local.</text:span></text:p>
        </text:list-item>
      </text:list>
      <text:p text:style-name="P6"><text:soft-page-break/></text:p>
      <text:h text:style-name="P31" text:outline-level="1"><text:bookmark-start text:name="__RefHeading___Toc451_155589717"/>Características<text:bookmark-end text:name="__RefHeading___Toc451_155589717"/></text:h>
      <text:h text:style-name="P29" text:outline-level="2"><text:bookmark-start text:name="__RefHeading___Toc582_155589717"/>Estrutura das unidades<text:bookmark-end text:name="__RefHeading___Toc582_155589717"/></text:h>
      <text:p text:style-name="P5">Estrutura auto-portante, em chapa de aço, acrílico, painéis solares, com as medidas adequadas ao transporte.</text:p>
      <text:p text:style-name="P5">As unidades de produção são de transporte adequado aos meios <text:span text:style-name="T10">actuais</text:span> <text:span text:style-name="T1">em medidas equivalentes a contentores de 40 pés</text:span>, <text:span text:style-name="T5">12000mm por 2500mm com 2700mm de altura,</text:span> podendo assim ir para locais onde são mais necessários. <text:span text:style-name="T11">A área de cultivo são aproximadamente 120 metros quadrados, que vão ser repartidos em 4 andares na unidade que tem 30 metros quadrados.</text:span></text:p>
      <text:p text:style-name="P7">Cada unidade contém aproximadamente 10 metros <text:span text:style-name="T12">cúbicos</text:span> de terra e reservatório de água <text:span text:style-name="T8">com</text:span> 3000 litros de agua, que é retida da chuva. O reservatório <text:span text:style-name="T13">de agua retém 100mm de pluviosidade e é anti evaporação.</text:span></text:p>
      <text:p text:style-name="P8">Contem painéis solares em toda a área no topo, divididos em 3 parcelas, com as medidas de 2500mm por 4000mm, em que todos contém seguidores solares controlados por GPS.</text:p>
      <text:p text:style-name="P9">O acesso é controlado por impressão digital, em que o sistema assim reconhece e disponibiliza a cada pessoa até 3 doses diárias.</text:p>
      <text:p text:style-name="P10">O botão de pedido de dose ou meia dose está incorporado no sensor de impressão digital, em que ao pressionar até ao meio gera meia dose, e se pressionar com mais força até ao fundo gera dose completa.</text:p>
      <text:p text:style-name="P10">Toda a unidade é feita de forma a que tenha o mínimo de material e aplicado o mais simples possível.</text:p>
      <text:h text:style-name="P31" text:outline-level="1"><text:bookmark-start text:name="__RefHeading___Toc453_155589717"/>Produção<text:bookmark-end text:name="__RefHeading___Toc453_155589717"/></text:h>
      <text:p text:style-name="P5">A pr<text:span text:style-name="T14">o</text:span>dução <text:span text:style-name="T1">de cada unidade </text:span>é contínua e é estimada a disponibilidade de <text:span text:style-name="T15">15 litros de sopa de </text:span>batata <text:span text:style-name="T1">doce com soja diariamente, mais ou menos espesso dependendo da quantidade crescida na área respectiva para cada dia</text:span>, <text:span text:style-name="T5">o equivalente a cerca de 50 doses de 0,3 litros,</text:span> <text:span text:style-name="T1">prontas a ingerir</text:span> em cada unidade. <text:span text:style-name="T16">A imagem seguinte mostra 2 socalcos dos aproximadamente 1900 que tem a maquina.</text:span></text:p>
      <text:p text:style-name="P11"><draw:frame draw:style-name="fr2" draw:name="Image1" text:anchor-type="paragraph" svg:x="0.088cm" svg:y="0.249cm" svg:width="8.945cm" svg:height="6.906cm" draw:z-index="0"><draw:image xlink:href="../sucalco.png" xlink:type="simple" xlink:show="embed" xlink:actuate="onLoad" loext:mime-type="image/png"/></draw:frame>Tem uma placa de leds no exterior em que se consegue ver ao longe a quantidade de doses disponíveis, em que simplesmente fica apagado quando não tiver mais doses disponíveis, isto para evitar filas desnecessárias.</text:p>
      <text:p text:style-name="P23"><text:span text:style-name="T17">São unidades de produção automatizada </text:span><text:span text:style-name="T18">com</text:span><text:span text:style-name="T17"> custos de manutenção </text:span><text:span text:style-name="T18">mínimas </text:span><text:span text:style-name="T17">após </text:span><text:span text:style-name="T19">construídas</text:span><text:span text:style-name="T17">, totalmente ecológicas e </text:span><text:soft-page-break/><text:span text:style-name="T17">servem-se dos recursos naturais Sol e chuva para funcionar em pleno. Tem reservatório de captação da chuva, em que serve para locais com precipitação desde 100mm anuais, no mínimo porém.</text:span><text:span text:style-name="T19"> Siga </text:span><text:a xlink:type="simple" xlink:href="https://climate-data.org/" text:style-name="Internet_20_link" text:visited-style-name="Visited_20_Internet_20_Link"><text:span text:style-name="T19">https://climate-</text:span></text:a><text:a xlink:type="simple" xlink:href="https://climate-data.org/" text:style-name="Internet_20_link" text:visited-style-name="Visited_20_Internet_20_Link"><text:span text:style-name="T19">data.org/</text:span></text:a><text:span text:style-name="T19"> <text:s/>para ver as pluviosidade em vários locais do planeta.</text:span></text:p>
      <text:p text:style-name="P12"><text:s/></text:p>
      <text:h text:style-name="P29" text:outline-level="2"><text:bookmark-start text:name="__RefHeading___Toc455_155589717"/><text:span text:style-name="T24">G</text:span>estão de cultivo <text:bookmark-end text:name="__RefHeading___Toc455_155589717"/></text:h>
      <text:p text:style-name="P13">A gestão de cultivo é feita por um robot em carris pela parte de cima <text:span text:style-name="T25">de cada patamar</text:span>, em que as suas medidas exteriores não ultrapassam os 300 milímetros de diâmetro quando em movimento.</text:p>
      <text:p text:style-name="P14">Uma hora antes de anoitecer, o sistema desliga a restrição de 3 doses <text:span text:style-name="T26">por pessoa</text:span>, até o recipiente de batata doce ficar vazio. </text:p>
      <text:p text:style-name="P15">Nessa altura antes de o painel solar da nascente se posicionar para o dia seguinte, o robot vai buscar as batatas para o dia seguinte e coloca-as num recipiente em que elas ficam de molho durante a noite para retirar os oxalatos.</text:p>
      <text:p text:style-name="P16">Nessa fase são colocadas as mudas para crescerem 15 dias, provenientes da colheita <text:span text:style-name="T27">anterior</text:span>.</text:p>
      <text:p text:style-name="P15">Quando o robot vai buscar as batatas <text:span text:style-name="T28">doces e a soja</text:span>, <text:span text:style-name="T28">cultiva </text:span>de imediato as seguintes, <text:span text:style-name="T24">com a muda mais antiga já crescida com 15 dias fazendo assim a rotatividade, e</text:span> <text:span text:style-name="T28">trocando o local da batata doce pela soja, fazendo assim uma rotação cultivar, que vai trazer benefícios tanto no crescimento</text:span> <text:span text:style-name="T28">mais sadio como também minimizar as pragas, sendo a soja excelente para esta função e podendo fazer camada direta de compostagem para a batata-doce, uma vez que a batata necessita da terra o mais solta possível. F</text:span>ica registado na base de dados a localização e data do <text:span text:style-name="T28">cultivo</text:span> dessas. Os cerca de 120 metros quadrados vão ficar em <text:span text:style-name="T29">128</text:span> divisões, fazendo <text:span text:style-name="T30">a rotatividade em 128 dias, de forma a que o robot sabe exactamente a localização onde estão as batatas doces e soja mais maduras, fazendo assim um ciclo permanente. Assim fica uma fileira de 3 metros disponíveis para cada dia, o que vai equivaler aos cerca de 15 litros de sopa de batata doce com soja.</text:span></text:p>
      <text:h text:style-name="P35" text:outline-level="3"><text:bookmark-start text:name="__RefHeading___Toc698_155589717"/>Rega<text:bookmark-end text:name="__RefHeading___Toc698_155589717"/></text:h>
      <text:p text:style-name="P17">A rega <text:span text:style-name="T31">é</text:span> feita pelo <text:span text:style-name="T3">robot</text:span> p<text:span text:style-name="T31">or volta do</text:span> meio-dia quando há mais excedente de energia proveniente dos painéis solares. <text:span text:style-name="T31">Sendo necessário rega de 3 em 3 dias, o robot movimenta-se na rega em cerca de 30 blocos a cada dia, fazendo também algum controlo mecânico com <text:s/>as possíveis pragas e ervas daninhas.</text:span></text:p>
      <text:h text:style-name="P31" text:outline-level="1"><text:bookmark-start text:name="__RefHeading___Toc486_1709815141"/>Sistema <text:span text:style-name="T32">eléctrico</text:span><text:bookmark-end text:name="__RefHeading___Toc486_1709815141"/></text:h>
      <text:h text:style-name="P29" text:outline-level="2"><text:bookmark-start text:name="__RefHeading___Toc586_155589717"/>Energia<text:bookmark-end text:name="__RefHeading___Toc586_155589717"/></text:h>
      <text:p text:style-name="P5">Energia renovável para alimentar os leds, o robot e outras componentes:</text:p>
      <text:list xml:id="list2461840690" text:style-name="L3">
        <text:list-item>
          <text:p text:style-name="P43"><text:soft-page-break/>Painéis solares fotovoltaicos, <text:span text:style-name="T33">em 3 módulos, movimentados por actuadores lineares.</text:span>.</text:p>
        </text:list-item>
        <text:list-item>
          <text:p text:style-name="P47">Eólica urbana de baixo ruído.</text:p>
        </text:list-item>
      </text:list>
      <text:p text:style-name="P2"><text:span text:style-name="T35">A</text:span><text:span text:style-name="T34"> maquina só funciona durante o dia, quando o sol nasce e começa a </text:span><text:span text:style-name="T36">haver</text:span><text:span text:style-name="T34"> energia suficiente no estabilizador.</text:span></text:p>
      <text:p text:style-name="P3"><text:span text:style-name="T34">Os painéis solares são em 2 ou 3 módulos, cada um com sistema de seguidor solar, </text:span><text:span text:style-name="T37">em que na ultima hora de sol, o painel do lado da nascente posiciona-se para onde o sol nasce no dia a seguir. Quando este receber energia, os outros posicionam-se devidamente ao sol. Isto porque o sistema não vai ter baterias </text:span><text:span text:style-name="T36">pelo que </text:span><text:span text:style-name="T37">além de serem dispendiosas, têm durabilidade reduzida e as maquinas são para ter o mínimo de manutenção possível, dado que vão ser bastantes e são apropriadas para sítios remotos.</text:span></text:p>
      <text:h text:style-name="P29" text:outline-level="2"><text:bookmark-start text:name="__RefHeading___Toc588_155589717"/>Iluminação<text:bookmark-end text:name="__RefHeading___Toc588_155589717"/></text:h>
      <text:list xml:id="list1529052618" text:style-name="L4">
        <text:list-item>
          <text:p text:style-name="P44">Feita com leds de consumo energético mínimo, com somente o comprimento de onda necessário para o crescimento da planta.</text:p>
        </text:list-item>
        <text:list-item>
          <text:p text:style-name="P48">Localizados em painel auto-ajustável, pelo que as proximidades mais curtas possíveis maximizam o aproveitamento energético requerido pela planta.</text:p>
        </text:list-item>
      </text:list>
      <text:h text:style-name="P29" text:outline-level="2"><text:bookmark-start text:name="__RefHeading___Toc572_155589717"/>Ventilação<text:bookmark-end text:name="__RefHeading___Toc572_155589717"/></text:h>
      <text:p text:style-name="P18">Contem duas ventoinhas com passagens de ar, em que a saída de fluxo do ar tem um sistema que fecha completamente em caso de paragem da ventoinha, isto para a situação de impedir ao máximo a entrada de <text:span text:style-name="T32">insectos.</text:span> A ventoinha de saída precisa de funcionar de noite para poder circular o ar, portanto precisa de um sistema acumulador de energia que é um compressor de ar, porque é o que tem menor desgaste em relação a outros sistemas acumuladores de energia. </text:p>
      <text:h text:style-name="P29" text:outline-level="2"><text:bookmark-start text:name="__RefHeading___Toc590_155589717"/>Funções do <text:span text:style-name="T44">robot</text:span><text:bookmark-end text:name="__RefHeading___Toc590_155589717"/></text:h>
      <text:list xml:id="list685190788" text:style-name="L5">
        <text:list-item>
          <text:p text:style-name="P45">Regulação <text:span text:style-name="T32">óptima</text:span> da iluminação.</text:p>
        </text:list-item>
        <text:list-item>
          <text:p text:style-name="P45">Realização do cultivo.</text:p>
        </text:list-item>
        <text:list-item>
          <text:p text:style-name="P46">Rega com balde, minimizando tubagens, válvulas e controladoras, assim há melhor gestão quando a agua não é abundante.</text:p>
        </text:list-item>
        <text:list-item>
          <text:p text:style-name="P45">Colheita <text:span text:style-name="T45">da batata doce e soja.</text:span></text:p>
        </text:list-item>
        <text:list-item text:start-value="1">
          <text:p text:style-name="P45">Programas de manutenções várias.</text:p>
        </text:list-item>
        <text:list-item>
          <text:p text:style-name="P45">Substituição de leds avariados.</text:p>
        </text:list-item>
        <text:list-item>
          <text:p text:style-name="P45">Participação na construção da estrutura.</text:p>
        </text:list-item>
        <text:list-item>
          <text:p text:style-name="P49">Entre outras, <text:span text:style-name="T32">receptivo</text:span> a constante programação e auto-aprendizagem consoante o que for preciso.</text:p>
        </text:list-item>
      </text:list>
      <text:h text:style-name="P31" text:outline-level="1"><text:bookmark-start text:name="__RefHeading___Toc457_155589717"/>Zona da <text:span text:style-name="T46">frente</text:span><text:bookmark-end text:name="__RefHeading___Toc457_155589717"/></text:h>
      <text:p text:style-name="P25"><text:span text:style-name="T47">Produção</text:span> de compostagem</text:p>
      <text:p text:style-name="P26"/>
      <text:p text:style-name="P25"><text:soft-page-break/>Saponária</text:p>
      <text:h text:style-name="P30" text:outline-level="2"><text:bookmark-start text:name="__RefHeading___Toc574_155589717"/>Copos<text:bookmark-end text:name="__RefHeading___Toc574_155589717"/></text:h>
      <text:p text:style-name="P19">Os copos têm identificação que fica associada à impressão digital.</text:p>
      <text:p text:style-name="P19">Na situação de o copo utilizado não for recolocado pela pessoa, na próxima vez que a pessoa voltar, vai ser informada que precisa meter o copo ou a dose de sopa que vai receber será reduzida, até recolocar o copo, isto com a tolerância de um mês para situação de alguma quebra que poderá acontecer ao copo. <text:span text:style-name="T48">A maquina vai ter um stock de 20 ou 30 <text:s/>copos de reserva, antecipando estas situações,</text:span></text:p>
      <text:p text:style-name="P22"><text:span text:style-name="T49">Os copos naturalmente são feitos de material resistente, </text:span><text:span text:style-name="T50">com a mais baixa porosidade ou permeabilidade possível no intuito de ficar o mínimo resíduo possível <text:s/>quando utilizados</text:span><text:span text:style-name="T49">.</text:span></text:p>
      <text:h text:style-name="P35" text:outline-level="3"><text:bookmark-start text:name="__RefHeading___Toc576_155589717"/>Lavagem<text:bookmark-end text:name="__RefHeading___Toc576_155589717"/></text:h>
      <text:p text:style-name="P24"><text:span text:style-name="T17">Tem sistema de reutilização de copos, em que os mesmos ao serem colocados no </text:span><text:span text:style-name="T20">respectivo</text:span><text:span text:style-name="T17"> local, há um sistema de lavagem pressurizad</text:span><text:span text:style-name="T21">o</text:span><text:span text:style-name="T17"> </text:span><text:span text:style-name="T22">com agua quente e sabão natural saponaria </text:span><text:a xlink:type="simple" xlink:href="http://wikipedia.org/wiki/Saponaria" text:style-name="Internet_20_link" text:visited-style-name="Visited_20_Internet_20_Link"><text:span text:style-name="T17">http://wikipedia.org/wiki/Saponari</text:span></text:a><text:a xlink:type="simple" xlink:href="http://wikipedia.org/wiki/Saponaria" text:style-name="Internet_20_link" text:visited-style-name="Visited_20_Internet_20_Link"><text:span text:style-name="T20">a</text:span></text:a><text:span text:style-name="T20">, produzido na mesma unidade, </text:span><text:span text:style-name="T17"><text:s/>praticamente equivalente </text:span><text:span text:style-name="T21">à</text:span><text:span text:style-name="T17"> esterilização. O</text:span><text:span text:style-name="T23"> sistema de lavagem é optimizado para gastar o mínimo de agua e energia, em que há um molde com afastamento de alguns milímetros das paredes dos copos.</text:span></text:p>
      <text:p text:style-name="P20">O mesmo sistema é utilizado para a lavagem da panela.</text:p>
      <text:h text:style-name="P29" text:outline-level="2"><text:bookmark-start text:name="__RefHeading___Toc584_155589717"/><text:span text:style-name="T51">Produção da sopa</text:span> <text:bookmark-end text:name="__RefHeading___Toc584_155589717"/></text:h>
      <text:p text:style-name="P4"><text:span text:style-name="T38">A</text:span><text:span text:style-name="T39">o inicio do dia, o sistema automático vai colocar as batatas doces no recipiente de cozimento a pressão</text:span><text:span text:style-name="T40">.</text:span></text:p>
      <text:p text:style-name="P21"/>
      <text:h text:style-name="P33" text:outline-level="1"><text:bookmark-start text:name="__RefHeading___Toc488_1709815141"/>Zona de servimento<text:bookmark-end text:name="__RefHeading___Toc488_1709815141"/></text:h>
      <text:p text:style-name="P27"/>
      <text:p text:style-name="P28"><draw:frame draw:style-name="fr1" draw:name="Image3" text:anchor-type="paragraph" svg:x="0.12cm" svg:y="0.273cm" svg:width="9.084cm" svg:height="5.623cm" draw:z-index="1"><draw:image xlink:href="../panel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6:03:23.331000000</meta:creation-date>
    <dc:date>2019-05-31T01:22:15.730000000</dc:date>
    <meta:editing-duration>PT40M34S</meta:editing-duration>
    <meta:editing-cycles>9</meta:editing-cycles>
    <meta:generator>LibreOffice/6.1.6.3$Windows_X86_64 LibreOffice_project/5896ab1714085361c45cf540f76f60673dd96a72</meta:generator>
    <meta:document-statistic meta:table-count="0" meta:image-count="3" meta:object-count="0" meta:page-count="5" meta:paragraph-count="74" meta:word-count="1472" meta:character-count="8748" meta:non-whitespace-character-count="7365"/>
  </office:meta>
</office:document-meta>
</file>